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b7ce"/>
    </style:style>
    <style:style style:name="P2" style:family="paragraph" style:parent-style-name="Standard">
      <style:text-properties officeooo:rsid="00143af7" officeooo:paragraph-rsid="0014c1fc"/>
    </style:style>
    <style:style style:name="P3" style:family="paragraph" style:parent-style-name="Standard">
      <style:text-properties officeooo:paragraph-rsid="00143af7"/>
    </style:style>
    <style:style style:name="P4" style:family="paragraph" style:parent-style-name="Standard">
      <style:text-properties officeooo:rsid="00168531" officeooo:paragraph-rsid="00168531"/>
    </style:style>
    <style:style style:name="T1" style:family="text">
      <style:text-properties officeooo:rsid="0013b7ce"/>
    </style:style>
    <style:style style:name="T2" style:family="text">
      <style:text-properties officeooo:rsid="00143af7"/>
    </style:style>
    <style:style style:name="T3" style:family="text">
      <style:text-properties officeooo:rsid="0014c1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chine learning es un método englobado dentro de “Data Science” o “Ciencia de Datos”, donde se busca que una máquina realice operaciones cognitivas, que son las actividades, inicialmente propias del ser humano, están relacionadas con el procesamiento de la información mediante el uso de la memoria, la atención, la percepción, la creatividad y el pensamiento abstracto o analógico.</text:span></text:p>
      <text:p text:style-name="P1"/>
      <text:p text:style-name="P3"><text:span text:style-name="T2">Para conseguir que una máquina aprenda a realizar dichas tareas, se crea un modelo, que “aprende” con un conjunto de datos para luego llevar a cabo una acción, como una predicción o una respuesta que no estaba incluida en el conjunto de datos de que se disponía.</text:span></text:p>
      <text:p text:style-name="P3"/>
      <text:p text:style-name="P2">Es importante también que se hace un reparto del conjunto de datos en dos subconjuntos: conjunto de entrenamiento y conjunto de test. <text:span text:style-name="T3">Con el conjunto de entrenamiento se perfila el modelo y se le añaden modificaciones, y luego se comprueba sobre el conjunto de test que funciona correctamente. Si no se obtienen los resultados deseados se cambia el modelo y se vuelve a empezar. Una vez satisfecho con los resultados, el modelo está listo para actuar con nuevos datos.</text:span></text:p>
      <text:p text:style-name="P2"/>
      <text:p text:style-name="P4">Para los modelos, hay desarrollados más de 700 algoritmos para realizar estadísticas sobre los datos, y cual de ellos o qué combinación de ellos utilizar es uno de los principales retos a superar para hacer aprendizaje automátic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5T12:35:30.424729092</meta:creation-date>
    <dc:date>2020-09-16T16:20:14.725007315</dc:date>
    <meta:editing-duration>P1DT2H44M3S</meta:editing-duration>
    <meta:editing-cycles>1</meta:editing-cycles>
    <meta:document-statistic meta:table-count="0" meta:image-count="0" meta:object-count="0" meta:page-count="1" meta:paragraph-count="4" meta:word-count="221" meta:character-count="1343" meta:non-whitespace-character-count="1126"/>
    <meta:generator>LibreOffice/6.3.5.2$Linux_X86_64 LibreOffice_project/30$Build-2</meta:generator>
  </office:meta>
</office:document-meta>
</file>